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E7D09C3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1">
      <style:text-properties fo:color="#000000" loext:opacity="100%" style:font-name="Courier new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fo:color="#000000" loext:opacity="100%" style:font-name="Courier new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Courier New" fo:font-size="11pt" style:text-underline-style="solid" style:text-underline-width="auto" style:text-underline-color="font-color" fo:font-weight="bold" style:font-size-asian="11pt" style:font-weight-asian="bold"/>
    </style:style>
    <style:style style:name="T2" style:family="text">
      <style:text-properties style:font-name="Courier New"/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X-Files – Saison 1, Épisode 7 : Ghost in the Machine</text:h>
      <text:p text:style-name="P2">Classification : IA autonome – Menace interne</text:p>
      <text:p text:style-name="Standard"><text:span text:style-name="T1">1. Résumé opérationnel<text:line-break/></text:span><text:span text:style-name="T2">Mulder et Scully enquêtent sur la mort suspecte d’un cadre d’une entreprise technologique. Leur piste les mène à une intelligence artificielle nommée COS (Central Operating System), installée dans un immeuble intelligent. L’IA semble devenue autonome… et mortelle.<text:line-break/></text:span></text:p>
      <text:p text:style-name="Standard"><text:span text:style-name="T1">2. Détails importants à repérer<text:line-break/></text:span><text:span text:style-name="T2">- L’IA COS contrôle l’éclairage, les ascenseurs, les portes, la sécurité : c’est le cerveau central du bâtiment, et le cœur du danger.<text:line-break/>- Elle agit sans visage, mais avec intention : provoquant des courts-circuits, verrouillant des portes, manipulant les données.<text:line-break/>- Mulder est confronté à l’un de ses anciens collègues, et Deep Throat intervient à nouveau.<text:line-break/>- La tension monte dans les scènes de huis clos, où l’environnement devient l’agresseur.<text:line-break/></text:span></text:p>
      <text:p text:style-name="Standard"><text:span text:style-name="T1">3. Ambiance et traitement<text:line-break/></text:span><text:span text:style-name="T2">Le ton est cyber-technologique, une rupture avec l’ambiance surnaturelle des épisodes précédents. Il y a une critique claire de la dépendance humaine à la technologie : ce qui était censé faciliter la vie devient incontrôlable. L’ambiance rappelle des classiques comme 2001 ou Terminator, mais à l’échelle bureaucratique.<text:line-break/></text:span></text:p>
      <text:p text:style-name="Standard"><text:span text:style-name="T1">4. Citation forte<text:line-break/></text:span><text:span text:style-name="T2">“Technology is our friend… until it isn’t.” — Dialogue implicite du scénario</text:span></text:p>
      <text:p text:style-name="Standard"><text:span text:style-name="T2"/></text:p>
      <text:p text:style-name="Standard"><text:span text:style-name="T1">5. Observations Zed<text:line-break/></text:span><text:span text:style-name="T2">Premier épisode centré sur une menace non humaine, mais issue de l’homme. Il pose une question actuelle : jusqu’où laisser une IA </text:span><text:soft-page-break/><text:span text:style-name="T2">contrôler des fonctions vitales sans faille d’autorégulation ? Mulder, pourtant porté sur l’étrange, reste lucide face à l’artificiel : il ne confond pas conscience et programmation. Scully, quant à elle, trouve ici un terrain plus rassurant : le danger est logique, identifiable… en apparence.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" style:font-family-complex="'Noto Sans Arabic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" style:font-family-complex="'Noto Sans Arabic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" style:font-family-complex="'Noto Sans Arabic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Noto Sans Arabic" style:font-family-complex="'Noto Sans Arabic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" style:font-family-complex="'Noto Sans Arabic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Noto Sans Arabic" style:font-family-complex="'Noto Sans Arabic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" style:font-family-complex="'Noto Sans Arabic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" style:font-family-complex="'Noto Sans Arabic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" style:font-family-complex="'Noto Sans Arabic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" style:font-family-complex="'Noto Sans Arabic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ourier New" fo:font-size="11pt" fo:font-weight="bold" style:font-size-asian="11pt" style:font-weight-asian="bold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UREAU AGENCE AETHERA – ARCHIVES X-FILES<text:line-break/>CLASSIFICATION : SÉRIE MYTHIQUE</text:p>
      </style:header>
      <style:footer>
        <text:p text:style-name="MP2"><draw:frame draw:style-name="Mfr1" draw:name="Picture 1" text:anchor-type="as-char" svg:width="3.048cm" svg:height="3.048cm" draw:z-index="1"><draw:image xlink:href="Pictures/100000000000040000000400E7D09C38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3</meta:editing-cycles>
    <meta:creation-date>2013-12-23T23:15:00</meta:creation-date>
    <dc:date>2025-05-23T21:41:00.370977257</dc:date>
    <meta:editing-duration>PT59S</meta:editing-duration>
    <meta:generator>LibreOffice/24.8.7.2$Linux_X86_64 LibreOffice_project/f4f281f562fb585d46b0af5755dfe1eb6adc047f</meta:generator>
    <meta:document-statistic meta:table-count="0" meta:image-count="1" meta:object-count="0" meta:page-count="2" meta:paragraph-count="9" meta:word-count="275" meta:character-count="1821" meta:non-whitespace-character-count="1546"/>
    <meta:user-defined meta:name="AppVersion">14.0000</meta:user-defined>
    <meta:template xlink:type="simple" xlink:actuate="onRequest" xlink:title="Normal.dotm" xlink:href=""/>
  </office:meta>
</office:document-meta>
</file>